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ous-titre">
      <style:paragraph-properties fo:text-align="start" style:justify-single-word="false"/>
    </style:style>
    <style:style style:name="P3" style:family="paragraph" style:parent-style-name="Text_20_body">
      <style:paragraph-properties fo:margin-left="0cm" fo:margin-right="0cm" fo:text-indent="1.251cm" style:auto-text-indent="false"/>
    </style:style>
    <style:style style:name="P4" style:family="paragraph" style:parent-style-name="Titre" style:master-page-name="MP0">
      <style:paragraph-properties style:page-number="auto" fo:break-before="page"/>
    </style:style>
    <style:style style:name="P5" style:family="paragraph" style:parent-style-name="Text_20_body" style:list-style-name="L1"/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4.387cm"/>
        </style:list-level-properties>
        <style:text-properties style:font-name="Liberation Serif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5.657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6.927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8.197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9.467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10.737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12.007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3.277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4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Projet Arcades</text:p>
      <text:p text:style-name="P1"/>
      <text:p text:style-name="P1"/>
      <text:p text:style-name="Subtitle">Titre du projet : Ninja Raccon 2</text:p>
      <text:p text:style-name="Standard"/>
      <text:p>Auteurs du projets :</text:p>
      <text:p text:style-name="Text_20_body"><text:tab/>Goues Corentin</text:p>
      <text:p text:style-name="Text_20_body"><text:tab/>Roty Tom</text:p>
      <text:p text:style-name="Text_20_body"><text:tab/>Texier Antoine</text:p>
      <text:p text:style-name="Standard"/>
      <text:p text:style-name="Standard"/>
      <text:h text:style-name="Heading_20_1" text:outline-level="1">A) Description détaillée de l’expérience utilisateur </text:h>
      <text:p text:style-name="Text_20_body">Le jeu est très simple, 3 touches : sauter(flèche du haut), aller à gauche(flèche de gauche) et aller à droite(flèche de droite). Il y a des pièces et des rubis chacun rapporte un certain nombre de points(10 pour les pièces et 100 pour les rubis). Le jeu possède 2 niveaux un plutôt facile et un autre un peu plus dur.</text:p>
      <text:p text:style-name="Text_20_body">Présentation du jeux</text:p>
      <text:p text:style-name="Text_20_body">Quel sera l’expérience de l’utilisateur ?</text:p>
      <text:p text:style-name="Text_20_body">Quels sont les fonctionnalités ?</text:p>
      <text:p text:style-name="Text_20_body">Etc ...</text:p>
      <text:p text:style-name="Text_20_body"/>
      <text:h text:style-name="Heading_20_1" text:outline-level="1">B) Description de l’implémentation</text:h>
      <text:h text:style-name="Heading_20_1" text:outline-level="1">C) Répartition des tâches dans l’équipe</text:h>
      <text:p text:style-name="Text_20_body"><text:tab/>Goues Corentin : </text:p>
      <text:list xml:id="list6620544160142561949" text:style-name="L1">
        <text:list-item>
          <text:p text:style-name="P5">Class Game</text:p>
          <text:list>
            <text:list-item>
              <text:p text:style-name="P5">Init</text:p>
            </text:list-item>
            <text:list-item>
              <text:p text:style-name="P5">Recuperation_input</text:p>
            </text:list-item>
            <text:list-item>
              <text:p text:style-name="P5">Update</text:p>
            </text:list-item>
            <text:list-item>
              <text:p text:style-name="P5">Graviter</text:p>
            </text:list-item>
          </text:list>
        </text:list-item>
        <text:list-item>
          <text:p text:style-name="P5">Class Player</text:p>
          <text:list>
            <text:list-item>
              <text:p text:style-name="P5">Changer_animation</text:p>
            </text:list-item>
            <text:list-item>
              <text:p text:style-name="P5"><text:soft-page-break/>Update</text:p>
            </text:list-item>
            <text:list-item>
              <text:p text:style-name="P5">Sauvegarder_pos</text:p>
            </text:list-item>
            <text:list-item>
              <text:p text:style-name="P5">Revenir</text:p>
            </text:list-item>
            <text:list-item>
              <text:p text:style-name="P5">Recuperer <text:s/>sprite</text:p>
            </text:list-item>
          </text:list>
        </text:list-item>
        <text:list-item>
          <text:p text:style-name="P5">Class Coin</text:p>
        </text:list-item>
        <text:list-item>
          <text:p text:style-name="P5">Texture</text:p>
        </text:list-item>
      </text:list>
      <text:p text:style-name="Text_20_body"><text:tab/>Roty Tom :</text:p>
      <text:list xml:id="list38461763" text:continue-numbering="true" text:style-name="L1">
        <text:list-item>
          <text:p text:style-name="P5">Class Player</text:p>
          <text:list>
            <text:list-item>
              <text:p text:style-name="P5">Deplacement</text:p>
            </text:list-item>
          </text:list>
        </text:list-item>
        <text:list-item>
          <text:p text:style-name="P5">Level disign</text:p>
          <text:list>
            <text:list-item>
              <text:p text:style-name="P5">Création des niveaux</text:p>
            </text:list-item>
          </text:list>
        </text:list-item>
        <text:list-item>
          <text:p text:style-name="P5">Texture</text:p>
        </text:list-item>
        <text:list-item>
          <text:p text:style-name="P5">Son</text:p>
        </text:list-item>
      </text:list>
      <text:p text:style-name="P3">Texier Antoine : </text:p>
      <text:list xml:id="list38460197" text:continue-numbering="true" text:style-name="L1">
        <text:list-item>
          <text:p text:style-name="P5">Interface</text:p>
          <text:list>
            <text:list-item>
              <text:p text:style-name="P5">Menu</text:p>
            </text:list-item>
          </text:list>
        </text:list-item>
        <text:list-item>
          <text:p text:style-name="P5">Score</text:p>
        </text:list-item>
        <text:list-item>
          <text:p text:style-name="P5">Timer</text:p>
        </text:list-item>
      </text:list>
      <text:p text:style-name="Text_20_body"/>
      <text:h text:style-name="Heading_20_1" text:outline-level="1">D) Bilan de fonctionnement</text:h>
      <text:h text:style-name="Heading_20_1" text:outline-level="1">E) Ce qu’il reste à faire</text:h>
      <text:h text:style-name="Heading_20_1" text:outline-level="1">Conclusion</text:h>
      <text:p text:style-name="Text_20_body">Le projet nous a permis de nous projeté plus loin dans l'utilisation des classes, il nous a aussi permis d'avoir une première expérience dans la création de jeux vidéo.</text:p>
      <text:p text:style-name="Text_20_body">Il reste à ajouter des ennemis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margin-top="0.106cm" fo:margin-bottom="0cm" fo:text-align="center" style:justify-single-word="false" fo:hyphenation-ladder-count="no-limit"/>
      <style:text-properties fo:font-size="18pt" style:font-size-asian="18pt" style:font-size-complex="18pt" fo:hyphenate="false" fo:hyphenation-remain-char-count="0" fo:hyphenation-push-char-count="0"/>
    </style:style>
    <style:style style:name="Police_20_par_20_défaut" style:display-name="Police par défaut" style:family="text"/>
    <style:style style:name="WW_5f_CharLFO1LVL1" style:display-name="WW_CharLFO1LVL1" style:family="text">
      <style:text-properties style:font-name="Liberation Serif" style:font-name-asian="Noto Serif CJK SC" style:font-name-complex="Lohit Devanagari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21-10-18T15:33:00Z</meta:creation-date>
    <dc:date>2021-11-07T18:23:23.89</dc:date>
    <meta:editing-cycles>5</meta:editing-cycles>
    <meta:editing-duration>PT1H30M1S</meta:editing-duration>
    <meta:document-statistic meta:table-count="0" meta:image-count="0" meta:object-count="0" meta:page-count="2" meta:paragraph-count="45" meta:word-count="220" meta:character-count="1203"/>
    <meta:template xlink:type="simple" xlink:actuate="onRequest" xlink:title="" xlink:href="Normal.dotm"/>
  </office:meta>
</office:document-meta>
</file>